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bold" officeooo:paragraph-rsid="00158b39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bold" officeooo:paragraph-rsid="00169246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bold" officeooo:paragraph-rsid="00158b39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bold" officeooo:paragraph-rsid="00169246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19fd6e" officeooo:paragraph-rsid="0019fd6e" style:font-size-asian="12pt" style:font-weight-asian="normal" style:font-size-complex="12pt" style:font-weight-complex="normal"/>
    </style:style>
    <style:style style:name="T1" style:family="text">
      <style:text-properties officeooo:rsid="00158b39"/>
    </style:style>
    <style:style style:name="T2" style:family="text">
      <style:text-properties fo:font-weight="normal" officeooo:rsid="00158b39" style:font-weight-asian="normal" style:font-weight-complex="normal"/>
    </style:style>
    <style:style style:name="T3" style:family="text">
      <style:text-properties fo:font-weight="normal" officeooo:rsid="00169246" style:font-weight-asian="normal" style:font-weight-complex="normal"/>
    </style:style>
    <style:style style:name="T4" style:family="text">
      <style:text-properties officeooo:rsid="00169246"/>
    </style:style>
    <style:style style:name="T5" style:family="text">
      <style:text-properties officeooo:rsid="0019fd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21 – </text:span>COMANDOS BÁSICOS LINUX 05 – TAIL, TAC E WC</text:h>
      <text:p text:style-name="P2">*** <text:span text:style-name="T1">COMANDO TAIL ***</text:span></text:p>
      <text:p text:style-name="P2"/>
      <text:p text:style-name="P4"><text:span text:style-name="T2">Usado para ver as últimas linhas de um arquivo</text:span></text:p>
      <text:p text:style-name="P4"><text:span text:style-name="T2"/></text:p>
      <text:p text:style-name="P4"><text:span text:style-name="T2">tail arq1 <text:tab/><text:tab/><text:tab/>Mostra as 10 últimas linhas de arq1</text:span></text:p>
      <text:p text:style-name="P4"><text:span text:style-name="T2"/></text:p>
      <text:p text:style-name="P4"><text:span text:style-name="T2">tail -n 20 arq1<text:tab/><text:tab/>Mostra as 20 últimas linhas de arq1</text:span></text:p>
      <text:p text:style-name="P4"><text:span text:style-name="T2"/></text:p>
      <text:p text:style-name="P4"><text:span text:style-name="T2">tail -f /var/log/messages<text:tab/>Mostra as 10 últimas linhas dinamicamente, enquanto são <text:tab/><text:tab/><text:tab/><text:tab/><text:tab/>geradas</text:span></text:p>
      <text:p text:style-name="P4"><text:span text:style-name="T2"/></text:p>
      <text:p text:style-name="P3"><text:span text:style-name="T1">*** COMANDO TAC ***</text:span></text:p>
      <text:p text:style-name="P3"/>
      <text:p text:style-name="P5"><text:span text:style-name="T3">Inverso do comando cat: envia os arquivos de texto para a saída padrão, com as linhas em ordem reversa.</text:span></text:p>
      <text:p text:style-name="P5"><text:span text:style-name="T3"/></text:p>
      <text:p text:style-name="P5"><text:span text:style-name="T4">tac [arquivos] <text:s/></text:span></text:p>
      <text:p text:style-name="P5"/>
      <text:p text:style-name="P5">*** <text:span text:style-name="T5">COMANDO WC ***</text:span></text:p>
      <text:p text:style-name="P5"/>
      <text:p text:style-name="P6">Exibe contagem de caracteres, palavras e linhas em arquivos</text:p>
      <text:p text:style-name="P6"/>
      <text:p text:style-name="P6">wc [opções] [arquivos]</text:p>
      <text:p text:style-name="P6"/>
      <text:p text:style-name="P6">-c<text:tab/>Contagem caracteres</text:p>
      <text:p text:style-name="P6">-l<text:tab/>Contagem de linhas</text:p>
      <text:p text:style-name="P6">-w <text:tab/>Contagem de palavras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8T19:55:07.925547706</meta:creation-date>
    <meta:generator>LibreOffice/6.3.4.2.0$Linux_X86_64 LibreOffice_project/30$Build-2</meta:generator>
    <dc:date>2020-01-28T20:34:10.144336680</dc:date>
    <meta:editing-duration>PT7M33S</meta:editing-duration>
    <meta:editing-cycles>3</meta:editing-cycles>
    <meta:document-statistic meta:table-count="0" meta:image-count="0" meta:object-count="0" meta:page-count="1" meta:paragraph-count="15" meta:word-count="106" meta:character-count="611" meta:non-whitespace-character-count="506"/>
  </office:meta>
</office:document-meta>
</file>